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c07e"/>
    </style:style>
    <style:style style:name="P2" style:family="paragraph" style:parent-style-name="Horizontal_20_Line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8249a" style:font-size-asian="10pt" style:font-size-complex="10pt"/>
    </style:style>
    <style:style style:name="P5" style:family="paragraph" style:parent-style-name="Standard">
      <style:text-properties fo:font-size="10pt" officeooo:rsid="0018249a" officeooo:paragraph-rsid="0018249a" style:font-size-asian="10pt" style:font-size-complex="10pt"/>
    </style:style>
    <style:style style:name="P6" style:family="paragraph" style:parent-style-name="Standard">
      <style:text-properties fo:font-size="10pt" officeooo:rsid="001a148a" officeooo:paragraph-rsid="001a148a" style:font-size-asian="10pt" style:font-size-complex="10pt"/>
    </style:style>
    <style:style style:name="P7" style:family="paragraph" style:parent-style-name="Standard">
      <style:text-properties fo:font-size="12pt" officeooo:paragraph-rsid="0018249a" style:font-size-asian="12pt" style:font-size-complex="12pt"/>
    </style:style>
    <style:style style:name="P8" style:family="paragraph" style:parent-style-name="Standard">
      <style:text-properties fo:font-size="12pt" officeooo:rsid="0018249a" officeooo:paragraph-rsid="0018249a" style:font-size-asian="12pt" style:font-size-complex="12pt"/>
    </style:style>
    <style:style style:name="P9" style:family="paragraph" style:parent-style-name="Text_20_body">
      <style:text-properties fo:font-size="10pt" officeooo:paragraph-rsid="0019c07e" style:font-size-asian="10pt" style:font-size-complex="10pt"/>
    </style:style>
    <style:style style:name="P10" style:family="paragraph" style:parent-style-name="Text_20_body">
      <style:text-properties fo:font-size="10pt" style:font-size-asian="10pt" style:font-size-complex="10pt"/>
    </style:style>
    <style:style style:name="P11" style:family="paragraph" style:parent-style-name="Text_20_body">
      <style:text-properties fo:font-size="10pt" officeooo:rsid="001a148a" officeooo:paragraph-rsid="001a148a" style:font-size-asian="10pt" style:font-size-complex="10pt"/>
    </style:style>
    <style:style style:name="P12" style:family="paragraph" style:parent-style-name="Text_20_body">
      <style:text-properties fo:font-size="10pt" officeooo:rsid="001a148a" officeooo:paragraph-rsid="001b977a" style:font-size-asian="10pt" style:font-size-complex="10pt"/>
    </style:style>
    <style:style style:name="P13" style:family="paragraph" style:parent-style-name="Text_20_body">
      <style:text-properties fo:font-size="10pt" officeooo:rsid="001a148a" officeooo:paragraph-rsid="001cd075" style:font-size-asian="10pt" style:font-size-complex="10pt"/>
    </style:style>
    <style:style style:name="P14" style:family="paragraph" style:parent-style-name="Text_20_body">
      <style:text-properties fo:font-size="10pt" officeooo:rsid="001a148a" officeooo:paragraph-rsid="001d45e4" style:font-size-asian="10pt" style:font-size-complex="10pt"/>
    </style:style>
    <style:style style:name="P15" style:family="paragraph" style:parent-style-name="Text_20_body">
      <style:text-properties fo:font-size="10pt" officeooo:rsid="001a148a" officeooo:paragraph-rsid="001dc28c" style:font-size-asian="10pt" style:font-size-complex="10pt"/>
    </style:style>
    <style:style style:name="P16" style:family="paragraph" style:parent-style-name="Text_20_body">
      <style:text-properties fo:font-size="10pt" officeooo:rsid="001a148a" officeooo:paragraph-rsid="0024553c" style:font-size-asian="10pt" style:font-size-complex="10pt"/>
    </style:style>
    <style:style style:name="P17" style:family="paragraph" style:parent-style-name="Text_20_body">
      <style:text-properties fo:font-size="10pt" officeooo:rsid="001a148a" officeooo:paragraph-rsid="001e9a5b" style:font-size-asian="10pt" style:font-size-complex="10pt"/>
    </style:style>
    <style:style style:name="P18" style:family="paragraph" style:parent-style-name="Text_20_body">
      <style:text-properties fo:font-size="10pt" officeooo:rsid="001a148a" officeooo:paragraph-rsid="0026c5b1" style:font-size-asian="10pt" style:font-size-complex="10pt"/>
    </style:style>
    <style:style style:name="P19" style:family="paragraph" style:parent-style-name="Text_20_body">
      <style:text-properties fo:font-size="10pt" officeooo:rsid="002220e8" officeooo:paragraph-rsid="002220e8" style:font-size-asian="10pt" style:font-size-complex="10pt"/>
    </style:style>
    <style:style style:name="P20" style:family="paragraph" style:parent-style-name="Text_20_body">
      <style:text-properties fo:font-size="10pt" officeooo:rsid="002ba8b7" officeooo:paragraph-rsid="002ba8b7" style:font-size-asian="10pt" style:font-size-complex="10pt"/>
    </style:style>
    <style:style style:name="P21" style:family="paragraph" style:parent-style-name="Text_20_body">
      <style:text-properties fo:font-size="10pt" officeooo:rsid="002ba8b7" officeooo:paragraph-rsid="002e2273" style:font-size-asian="10pt" style:font-size-complex="10pt"/>
    </style:style>
    <style:style style:name="P22" style:family="paragraph" style:parent-style-name="Text_20_body">
      <style:text-properties fo:font-size="10pt" officeooo:rsid="002ba8b7" officeooo:paragraph-rsid="002e1d98" style:font-size-asian="10pt" style:font-size-complex="10pt"/>
    </style:style>
    <style:style style:name="P23" style:family="paragraph" style:parent-style-name="Text_20_body">
      <style:text-properties officeooo:rsid="002a90c4" officeooo:paragraph-rsid="002a90c4"/>
    </style:style>
    <style:style style:name="P24" style:family="paragraph" style:parent-style-name="Text_20_body">
      <style:text-properties fo:font-size="12pt" officeooo:rsid="002a90c4" officeooo:paragraph-rsid="002a90c4" style:font-size-asian="12pt" style:font-size-complex="12pt"/>
    </style:style>
    <style:style style:name="P25" style:family="paragraph" style:parent-style-name="Text_20_body">
      <style:text-properties fo:font-size="12pt" officeooo:rsid="001a148a" officeooo:paragraph-rsid="001a148a" style:font-size-asian="12pt" style:font-size-complex="12pt"/>
    </style:style>
    <style:style style:name="P26" style:family="paragraph" style:parent-style-name="Text_20_body">
      <style:text-properties fo:font-size="12pt" officeooo:rsid="001b977a" officeooo:paragraph-rsid="001b977a" style:font-size-asian="12pt" style:font-size-complex="12pt"/>
    </style:style>
    <style:style style:name="P27" style:family="paragraph" style:parent-style-name="Text_20_body">
      <style:text-properties officeooo:rsid="002ba8b7" officeooo:paragraph-rsid="002ba8b7"/>
    </style:style>
    <style:style style:name="P28" style:family="paragraph" style:parent-style-name="Text_20_body">
      <style:text-properties officeooo:rsid="002ba8b7" officeooo:paragraph-rsid="002e1d98"/>
    </style:style>
    <style:style style:name="T1" style:family="text">
      <style:text-properties officeooo:rsid="0018249a"/>
    </style:style>
    <style:style style:name="T2" style:family="text">
      <style:text-properties officeooo:rsid="0019c07e"/>
    </style:style>
    <style:style style:name="T3" style:family="text">
      <style:text-properties officeooo:rsid="001b977a"/>
    </style:style>
    <style:style style:name="T4" style:family="text">
      <style:text-properties officeooo:rsid="001cd075"/>
    </style:style>
    <style:style style:name="T5" style:family="text">
      <style:text-properties officeooo:rsid="001d45e4"/>
    </style:style>
    <style:style style:name="T6" style:family="text">
      <style:text-properties officeooo:rsid="001dc28c"/>
    </style:style>
    <style:style style:name="T7" style:family="text">
      <style:text-properties officeooo:rsid="001e9a5b"/>
    </style:style>
    <style:style style:name="T8" style:family="text">
      <style:text-properties officeooo:rsid="001f1f94"/>
    </style:style>
    <style:style style:name="T9" style:family="text">
      <style:text-properties officeooo:rsid="001f3af5"/>
    </style:style>
    <style:style style:name="T10" style:family="text">
      <style:text-properties officeooo:rsid="002220e8"/>
    </style:style>
    <style:style style:name="T11" style:family="text">
      <style:text-properties officeooo:rsid="0022a913"/>
    </style:style>
    <style:style style:name="T12" style:family="text">
      <style:text-properties officeooo:rsid="0023bd19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19c07e" style:font-size-asian="10pt" style:font-size-complex="10pt"/>
    </style:style>
    <style:style style:name="T15" style:family="text">
      <style:text-properties officeooo:rsid="0026c5b1"/>
    </style:style>
    <style:style style:name="T16" style:family="text">
      <style:text-properties officeooo:rsid="0029aea5"/>
    </style:style>
    <style:style style:name="T17" style:family="text">
      <style:text-properties officeooo:rsid="002a90c4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29aea5" style:font-size-asian="12pt" style:font-size-complex="12pt"/>
    </style:style>
    <style:style style:name="T20" style:family="text">
      <style:text-properties fo:font-size="12pt" officeooo:rsid="002a90c4" style:font-size-asian="12pt" style:font-size-complex="12pt"/>
    </style:style>
    <style:style style:name="T21" style:family="text">
      <style:text-properties fo:font-size="12pt" officeooo:rsid="0027c6e6" style:font-size-asian="12pt" style:font-size-complex="12pt"/>
    </style:style>
    <style:style style:name="T22" style:family="text">
      <style:text-properties officeooo:rsid="002d3cda"/>
    </style:style>
    <style:style style:name="T23" style:family="text">
      <style:text-properties officeooo:rsid="002e1d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<text:span text:style-name="Strong_20_Emphasis"><text:span text:style-name="T13">Noēra</text:span></text:span><text:span text:style-name="T13"> </text:span></text:p>
      <text:p text:style-name="P1"><text:span text:style-name="Strong_20_Emphasis"><text:span text:style-name="T13">Intelterna</text:span></text:span><text:span text:style-name="T13"> </text:span><text:span text:style-name="T14"><text:s text:c="2"/></text:span></text:p>
      <text:p text:style-name="P9"/>
      <text:p text:style-name="P2"/>
      <text:p text:style-name="P10"/>
      <text:p text:style-name="P7"><text:span text:style-name="T1">O</text:span>bjetivo<text:span text:style-name="T1"> general del libro</text:span>:</text:p>
      <text:p text:style-name="P3"/>
      <text:p text:style-name="P3">el objetivo es responder a preguntas acerca de <text:span text:style-name="T1">nuestra propia</text:span> existencia.</text:p>
      <text:p text:style-name="P3"><text:span text:style-name="T1">Tales</text:span> como:</text:p>
      <text:p text:style-name="P4">- porque vivimos? </text:p>
      <text:p text:style-name="P4"><text:span text:style-name="T1">- </text:span>porque morimos? </text:p>
      <text:p text:style-name="P4"><text:span text:style-name="T1">- </text:span>cual es el sentido de la vida? </text:p>
      <text:p text:style-name="P4"><text:span text:style-name="T1">-</text:span> tenemos una mission que cumplir? </text:p>
      <text:p text:style-name="P4"><text:span text:style-name="T1">- </text:span>existe un ser superior que <text:span text:style-name="T1">disena y </text:span>cre<text:span text:style-name="T1">a</text:span> a todos los seres vivientes? </text:p>
      <text:p text:style-name="P4"><text:span text:style-name="T1">- </text:span>entre otras<text:span text:style-name="T1">.</text:span></text:p>
      <text:p text:style-name="P5"/>
      <text:p text:style-name="P8">Metodologia:</text:p>
      <text:p text:style-name="P5"/>
      <text:p text:style-name="P6">Responderemos a estas preguntas <text:span text:style-name="T1">analizando el funcionamiento de una maquina de calculo que simula </text:span>a <text:span text:style-name="T1">la vida en accion</text:span>, y que nos mostrara <text:span text:style-name="T1">a la vida como un sistema inteligente capaz de resolver problemas logico</text:span><text:span text:style-name="T2">s</text:span><text:span text:style-name="T1"> automaticamente.</text:span></text:p>
      <text:p text:style-name="P6"/>
      <text:p text:style-name="P2"/>
      <text:p text:style-name="P10"/>
      <text:p text:style-name="P26">Construiremos el sistema inteligente utilizando los siguientes elementos:</text:p>
      <text:p text:style-name="P11">- ADN, utilizado como memoria<text:span text:style-name="T3"> del sistema</text:span>, continen los datos que seran procesados<text:span text:style-name="T3">, y funciona como una memoria de solo lectura.</text:span></text:p>
      <text:p text:style-name="P12">- Reproduccion, utilizado como <text:span text:style-name="T3">mecanismo </text:span>procesador<text:span text:style-name="T3">.</text:span></text:p>
      <text:p text:style-name="P12"><text:span text:style-name="T3">Durante la reproduccion, </text:span>los datos contenidos en el ADN son modificados<text:span text:style-name="T3">, </text:span>aplica<text:span text:style-name="T3">ndo</text:span> un metodo<text:span text:style-name="T3">,</text:span> para crear una nueva cadena de ADN, similar a la original pero no igual. </text:p>
      <text:p text:style-name="P12"><text:span text:style-name="T3">E</text:span>l metodo varia con el problema que se quiere resolver<text:span text:style-name="T3">.</text:span></text:p>
      <text:p text:style-name="P13">- Individuos, bloque<text:span text:style-name="T4">s</text:span> de construccion del sistema, <text:span text:style-name="T4">y su unico componente.</text:span></text:p>
      <text:p text:style-name="P14"><text:span text:style-name="T4">C</text:span>ontienen el ADN con los datos y se reproducen. </text:p>
      <text:p text:style-name="P14"><text:span text:style-name="T5">C</text:span>umplen con un ciclo de vida<text:span text:style-name="T5">.</text:span></text:p>
      <text:p text:style-name="P11">- Ciclo de vida, <text:span text:style-name="T5">(nacer-reproducirse-morir), </text:span>rutina de funcionamiento de la maquina.</text:p>
      <text:p text:style-name="P11"/>
      <text:p text:style-name="P11"/>
      <text:p text:style-name="P25"><text:span text:style-name="T17">R</text:span>esumen de funcionamiento:</text:p>
      <text:p text:style-name="P18">- los datos contenidos en el ADN se procesan generacion tras generacion<text:span text:style-name="T15">.</text:span></text:p>
      <text:p text:style-name="P18"><text:span text:style-name="T15">E</text:span>l proceso avanza SOLO UN PASO en el calculo con cada generacion.</text:p>
      <text:p text:style-name="P2"><text:soft-page-break/></text:p>
      <text:p text:style-name="P10"/>
      <text:p text:style-name="P11">ejemplo:</text:p>
      <text:p text:style-name="P11">- <text:span text:style-name="T21">P</text:span><text:span text:style-name="T18">roblema a resolver:</text:span></text:p>
      <text:p text:style-name="P11">sobre un tablero de ajedrez, de 8 por 8 casillas, colocaremos un ficha.</text:p>
      <text:p text:style-name="P15">las casillas del tablero seran referenciadas con un nombre compuesto por una letra y un numero, tales como 'A1' o 'E5', en donde letras<text:span text:style-name="T6"> y </text:span>numeros referencian filas y columnas.</text:p>
      <text:p text:style-name="P15">Un movimiento valido desplaza la ficha a una distancia de una casilla<text:span text:style-name="T6">.</text:span></text:p>
      <text:p text:style-name="P11">queremos que la maquina averigue</text:p>
      <text:p text:style-name="P11">cual es el camino que la ficha debe recorrer para <text:span text:style-name="T6">ir desde la casilla 'A1' hasta </text:span>la casilla 'H8'?</text:p>
      <text:p text:style-name="P11"/>
      <text:p text:style-name="P2"/>
      <text:p text:style-name="P11"/>
      <text:p text:style-name="P19">Pseudo-codigo<text:span text:style-name="T16">.</text:span></text:p>
      <text:p text:style-name="P19"><text:span text:style-name="T19">E</text:span><text:span text:style-name="T18">jemplo de individuo</text:span><text:span text:style-name="T20">:</text:span></text:p>
      <text:p text:style-name="P19"/>
      <text:p text:style-name="P11">Individuo (abstraccion logica)</text:p>
      <text:p text:style-name="P11">{</text:p>
      <text:p text:style-name="P11"><text:tab/>ADN - <text:span text:style-name="T10">(</text:span><text:span text:style-name="T11">datos</text:span><text:span text:style-name="T10">)</text:span>:</text:p>
      <text:p text:style-name="P11"><text:tab/>{</text:p>
      <text:p text:style-name="P11"><text:tab/><text:tab/>- posicion= la posicion de la ficha sobre el tablero (ejemplo: '<text:span text:style-name="T10">C3</text:span>')<text:span text:style-name="T16">;</text:span></text:p>
      <text:p text:style-name="P11"><text:tab/><text:tab/>- lista de antepasados= listado <text:span text:style-name="T10">con</text:span> las posiciones de sus antepasados (ejemplo: 'A1-B2')<text:span text:style-name="T16">;</text:span></text:p>
      <text:p text:style-name="P11"><text:tab/>}<text:span text:style-name="T16">;</text:span></text:p>
      <text:p text:style-name="P11"><text:tab/>Reproduccion<text:span text:style-name="T11"> (funcion)</text:span>:</text:p>
      <text:p text:style-name="P11"><text:tab/>{</text:p>
      <text:p text:style-name="P11"><text:tab/><text:tab/>- objetivo= generar un hijo por cada movimiento valido desde la posicion actual</text:p>
      <text:p text:style-name="P16"><text:tab/><text:tab/>- metodo= por cada movimiento valido crea un hijo <text:span text:style-name="T12">con</text:span> la siguiente informacion en el ADN: </text:p>
      <text:p text:style-name="P11"><text:tab/><text:tab/><text:tab/>1- posicion= la nueva posicion de la ficha sobre el tablero</text:p>
      <text:p text:style-name="P11"><text:tab/><text:tab/><text:tab/>2- lista de antepasados= copia su lista de antepasados <text:span text:style-name="T12">y</text:span> <text:span text:style-name="T12">agrega</text:span> su propia posicion</text:p>
      <text:p text:style-name="P11"><text:tab/><text:tab/>- resultado= devuelve una lista con todos los hijos posibles</text:p>
      <text:p text:style-name="P11"><text:tab/>}<text:span text:style-name="T16">;</text:span></text:p>
      <text:p text:style-name="P11">}<text:span text:style-name="T16">;</text:span></text:p>
      <text:p text:style-name="P11"/>
      <text:p text:style-name="P11"><text:soft-page-break/></text:p>
      <text:p text:style-name="P11"><text:span text:style-name="T19">E</text:span><text:span text:style-name="T18">jemplo de reproduccion: </text:span>(solo se muestra uno de los hijos posibles)</text:p>
      <text:p text:style-name="P11"/>
      <text:p text:style-name="P11">padre</text:p>
      <text:p text:style-name="P11">{</text:p>
      <text:p text:style-name="P11">posicion='C3'<text:span text:style-name="T16">;</text:span></text:p>
      <text:p text:style-name="P11">lista de antepasados='A1-B2'<text:span text:style-name="T16">;</text:span></text:p>
      <text:p text:style-name="P11">}<text:span text:style-name="T16">;</text:span></text:p>
      <text:p text:style-name="P11"/>
      <text:p text:style-name="P11">hijo</text:p>
      <text:p text:style-name="P11">{</text:p>
      <text:p text:style-name="P11">posicion='D4'<text:span text:style-name="T16">;</text:span></text:p>
      <text:p text:style-name="P11">lista de antepasados='A1-B2-C3'<text:span text:style-name="T16">;</text:span></text:p>
      <text:p text:style-name="P11">}<text:span text:style-name="T16">;</text:span></text:p>
      <text:p text:style-name="P11"/>
      <text:p text:style-name="Horizontal_20_Line"/>
      <text:p text:style-name="P11"/>
      <text:p text:style-name="P24">Funcionamiento del individuo:</text:p>
      <text:p text:style-name="P11"><text:span text:style-name="T17">E</text:span>l individuo tiene un ciclo de vida que consiste en 'nacer-reproducirse-morir'.</text:p>
      <text:p text:style-name="P17"><text:span text:style-name="T8">Despues de nacer</text:span> generara todos los hijos posibles<text:span text:style-name="T7"> en </text:span><text:span text:style-name="T8">la siguiente</text:span><text:span text:style-name="T7"> generacion</text:span><text:span text:style-name="T8">, y</text:span> <text:span text:style-name="T7">morira.</text:span></text:p>
      <text:p text:style-name="Horizontal_20_Line"/>
      <text:p text:style-name="Text_20_body"/>
      <text:p text:style-name="P23">Resolucion del problema:</text:p>
      <text:p text:style-name="P11">- creamos un individuo en la posicion inicial 'A1'</text:p>
      <text:p text:style-name="P11">- una vez creado cumplira con su ciclo de vida, se reproducira generando todos sus hijos posibles.</text:p>
      <text:p text:style-name="P11">- y sus hijos haran lo mismo</text:p>
      <text:p text:style-name="P11">- <text:span text:style-name="T9">con el tiempo</text:span> nacera un individuo con posicion='H8', este individuo tiene la solucion al problema en su lista de antepasados.</text:p>
      <text:p text:style-name="Horizontal_20_Line"/>
      <text:p text:style-name="Text_20_body"/>
      <text:p text:style-name="P27">Relucion paso a paso:</text:p>
      <text:p text:style-name="P20">- Creamos un individuo con posicion 'A1', ('estado incial'). individuo_EI { posicion='A1'; lista_de_antepasados=''; }; </text:p>
      <text:p text:style-name="P20">- Con la primera generacion, este individuo tendra todos los hijos posibles. </text:p>
      <text:p text:style-name="P20"><text:soft-page-break/>La casilla 'A1' tiene 3 casillas contiguas: A2, B1 y B2. Por lo tanto, creara 3 hijos, y entre ellos nace 'B2'. </text:p>
      <text:p text:style-name="P21">individuo_B2 { posicion='B2'; lista_de_antepasados='A1'; } </text:p>
      <text:p text:style-name="P20">- En la segunda generacion, 'B2' tendra todos los hijos posibles. </text:p>
      <text:p text:style-name="P21">La casilla B2 tienen 8 casillas contiguas, por lo tanto, creara 8 hijos, y entre ellos nace 'C3'. </text:p>
      <text:p text:style-name="P21">individuo_C3 { posicion='C3'; lista_de_antepasados='A1-B2'; }.</text:p>
      <text:p text:style-name="P20">- En la tercera generacion, 'C3' tendra todos los hijos posibles. </text:p>
      <text:p text:style-name="P21">La casilla C3 tienen 8 casillas contiguas, por lo tanto, creara 8 hijos, y entre ellos nace 'D4'. </text:p>
      <text:p text:style-name="P21">individuo_D4 { posicion='D4'; lista_de_antepasados='A1-B2-C3'; } </text:p>
      <text:p text:style-name="P20">- En la cuarta generacion, 'D4' tendra todos los hijos posibles. </text:p>
      <text:p text:style-name="P21">La casilla D4 tienen 8 casillas contiguas, por lo tanto, creara 8 hijos, y entre ellos nace 'E5'. </text:p>
      <text:p text:style-name="P21">individuo_E5 { posicion='E5'; lista_de_antepasados='A1-B2-C3-D4'; } </text:p>
      <text:p text:style-name="P20">- En la quinta generacion, 'E5' tendra todos los hijos posibles. </text:p>
      <text:p text:style-name="P21">La casilla E5 tienen 8 casillas contiguas, por lo tanto creara 8 hijos, y entre ellos nace 'F6'. </text:p>
      <text:p text:style-name="P21">individuo_F6 { posicion='F6'; lista_de_antepasados='A1-B2-C3-D4-E5'; } </text:p>
      <text:p text:style-name="P20">- En la sexta generacion, 'F6' tendra todos los hijos posibles. </text:p>
      <text:p text:style-name="P21">La casilla F6 tienen 8 casillas contiguas, por lo tanto creara 8 hijos, y entre ellos nace 'G7'. </text:p>
      <text:p text:style-name="P21">individuo_G7 { posicion='G7'; lista_de_antepasados='A1-B2-C3-D4-E5-F6'; } </text:p>
      <text:p text:style-name="P20">- En la septima generacion, 'G7' tendra todos los hijos posibles. </text:p>
      <text:p text:style-name="P21">La casilla G7 tienen 8 casillas contiguas, por lo tanto creara 8 hijos, y entre ellos nace 'H8'. </text:p>
      <text:p text:style-name="P21">individuo_H8 { posicion='H8'; lista_de_antepasados='A1-B2-C3-D4-E5-F6-H8'; } </text:p>
      <text:p text:style-name="P28"/>
      <text:p text:style-name="Horizontal_20_Line"/>
      <text:p text:style-name="P22">Despues de la septima generacion se ha alcanzado el objetivo. </text:p>
      <text:p text:style-name="P22"><text:span text:style-name="T23">L</text:span>a distancia que separa la casilla A1 de H8 es de siete casillas. </text:p>
      <text:p text:style-name="P22"><text:span text:style-name="T23">L</text:span>a ficha no puede moverse mas de una casilla con cada movimiento. </text:p>
      <text:p text:style-name="P22"><text:span text:style-name="T23">P</text:span>or lo tanto, el sistema ha encontrado la solucion con el minimo numero de <text:span text:style-name="T22">operaciones</text:span> posibles. </text:p>
      <text:p text:style-name="Horizontal_20_Lin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0:20:44.598000000</meta:creation-date>
    <dc:date>2025-07-02T17:30:02.626000000</dc:date>
    <meta:editing-duration>PT1H35M38S</meta:editing-duration>
    <meta:editing-cycles>23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96" meta:word-count="843" meta:character-count="5336" meta:non-whitespace-character-count="4530"/>
  </office:meta>
</office:document-meta>
</file>